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080" draw:textarea-horizontal-align="justify" draw:textarea-vertical-align="middle" draw:auto-grow-height="false" fo:min-height="5.65cm" fo:min-width="1.5cm"/>
    </style:style>
    <style:style style:name="gr2" style:family="graphic" style:parent-style-name="standard">
      <style:graphic-properties draw:fill="solid" draw:fill-color="#ff8080" draw:textarea-horizontal-align="justify" draw:textarea-vertical-align="middle" draw:auto-grow-height="false" fo:min-height="5.65cm" fo:min-width="1.2cm"/>
    </style:style>
    <style:style style:name="gr3" style:family="graphic" style:parent-style-name="standard">
      <style:graphic-properties draw:fill="solid" draw:fill-color="#ff8080" draw:textarea-horizontal-align="justify" draw:textarea-vertical-align="middle" draw:auto-grow-height="false" fo:min-height="5.65cm" fo:min-width="2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cm" svg:stroke-color="#3465a4" draw:marker-start-width="0.5cm" draw:marker-end-width="0.5cm" draw:fill="none" draw:textarea-vertical-align="middle" draw:auto-grow-height="false" fo:min-height="1.86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3465a4" draw:marker-start-width="0.5cm" draw:marker-end-width="0.5cm" draw:fill="none" draw:textarea-vertical-align="middle" draw:auto-grow-height="false" fo:min-height="1.76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3465a4" draw:marker-start-width="0.5cm" draw:marker-end-width="0.5cm" draw:fill="none" draw:textarea-vertical-align="middle" draw:auto-grow-height="false" fo:min-height="1.85cm" fo:min-width="0cm" fo:padding-top="0.175cm" fo:padding-bottom="0.175cm" fo:padding-left="0.3cm" fo:padding-right="0.3cm"/>
    </style:style>
    <style:style style:name="P1" style:family="paragraph">
      <loext:graphic-properties draw:fill="solid" draw:fill-color="#ff8080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5.9cm" svg:x="3.2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5.9cm" svg:x="7.2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5.9cm" svg:x="11cm" svg:y="2.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355cm" svg:height="0.962cm" svg:x="2.5cm" svg:y="1cm">
          <draw:text-box>
            <text:p>Carcass 1</text:p>
          </draw:text-box>
        </draw:frame>
        <draw:frame draw:style-name="gr4" draw:text-style-name="P2" draw:layer="layout" svg:width="3.355cm" svg:height="0.962cm" svg:x="6.401cm" svg:y="1cm">
          <draw:text-box>
            <text:p>Carcass 2</text:p>
          </draw:text-box>
        </draw:frame>
        <draw:frame draw:style-name="gr4" draw:text-style-name="P2" draw:layer="layout" svg:width="3.355cm" svg:height="0.962cm" svg:x="10.602cm" svg:y="1cm">
          <draw:text-box>
            <text:p>Carcass 3</text:p>
          </draw:text-box>
        </draw:frame>
        <draw:frame draw:style-name="gr4" draw:text-style-name="P2" draw:layer="layout" svg:width="2.462cm" svg:height="0.962cm" svg:x="0.3cm" svg:y="8.9cm">
          <draw:text-box>
            <text:p>Weight</text:p>
          </draw:text-box>
        </draw:frame>
        <draw:frame draw:style-name="gr4" draw:text-style-name="P2" draw:layer="layout" svg:width="1.946cm" svg:height="0.962cm" svg:x="0.3cm" svg:y="9.9cm">
          <draw:text-box>
            <text:p>Price</text:p>
          </draw:text-box>
        </draw:frame>
        <draw:frame draw:style-name="gr4" draw:text-style-name="P2" draw:layer="layout" svg:width="2.403cm" svg:height="0.962cm" svg:x="3.1cm" svg:y="8.9cm">
          <draw:text-box>
            <text:p>290 kg</text:p>
          </draw:text-box>
        </draw:frame>
        <draw:frame draw:style-name="gr4" draw:text-style-name="P2" draw:layer="layout" svg:width="2.403cm" svg:height="0.962cm" svg:x="7.001cm" svg:y="8.9cm">
          <draw:text-box>
            <text:p>265 kg</text:p>
          </draw:text-box>
        </draw:frame>
        <draw:frame draw:style-name="gr4" draw:text-style-name="P2" draw:layer="layout" svg:width="2.403cm" svg:height="0.962cm" svg:x="11.102cm" svg:y="8.9cm">
          <draw:text-box>
            <text:p>320 kg</text:p>
          </draw:text-box>
        </draw:frame>
        <draw:frame draw:style-name="gr4" draw:text-style-name="P2" draw:layer="layout" svg:width="3.36cm" svg:height="0.962cm" svg:x="3.001cm" svg:y="10cm">
          <draw:text-box>
            <text:p>6.70 Fr/kg</text:p>
          </draw:text-box>
        </draw:frame>
        <draw:frame draw:style-name="gr4" draw:text-style-name="P2" draw:layer="layout" svg:width="3.36cm" svg:height="0.962cm" svg:x="6.901cm" svg:y="10cm">
          <draw:text-box>
            <text:p>6.90 Fr/kg</text:p>
          </draw:text-box>
        </draw:frame>
        <draw:frame draw:style-name="gr4" draw:text-style-name="P2" draw:layer="layout" svg:width="3.36cm" svg:height="0.962cm" svg:x="11.001cm" svg:y="10cm">
          <draw:text-box>
            <text:p>6.20 Fr/kg</text:p>
          </draw:text-box>
        </draw:frame>
        <draw:custom-shape draw:style-name="gr5" draw:text-style-name="P3" draw:layer="layout" svg:width="0.3cm" svg:height="2.3cm" svg:x="3cm" svg:y="8.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" draw:text-style-name="P3" draw:layer="layout" svg:width="0.3cm" svg:height="2.3cm" svg:x="6.901cm" svg:y="8.8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" draw:text-style-name="P3" draw:layer="layout" svg:width="0.3cm" svg:height="2.3cm" svg:x="11.102cm" svg:y="8.80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" draw:text-style-name="P3" draw:layer="layout" svg:width="0.2cm" svg:height="2.4cm" svg:x="6.1cm" svg:y="8.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7" draw:text-style-name="P3" draw:layer="layout" svg:width="0.2cm" svg:height="2.4cm" svg:x="10cm" svg:y="8.80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7" draw:text-style-name="P3" draw:layer="layout" svg:width="0.2cm" svg:height="2.4cm" svg:x="14.1cm" svg:y="8.80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9-12T07:11:59.438326817</dc:date>
    <meta:editing-duration>PT51M25S</meta:editing-duration>
    <meta:editing-cycles>5</meta:editing-cycles>
    <meta:generator>LibreOffice/6.1.0.3$MacOSX_X86_64 LibreOffice_project/efb621ed25068d70781dc026f7e9c5187a4decd1</meta:generator>
    <meta:document-statistic meta:object-count="20"/>
  </office:meta>
</office:document-meta>
</file>